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P4" style:family="paragraph" style:parent-style-name="Text_20_body" style:list-style-name="L3">
      <style:text-properties officeooo:paragraph-rsid="000d99bc"/>
    </style:style>
    <style:style style:name="P5" style:family="paragraph" style:parent-style-name="Text_20_body" style:list-style-name="L3">
      <style:text-properties officeooo:rsid="000d99bc" officeooo:paragraph-rsid="000d99bc"/>
    </style:style>
    <style:style style:name="P6" style:family="paragraph" style:parent-style-name="Text_20_body" style:list-style-name="L4">
      <style:text-properties officeooo:paragraph-rsid="001b0630"/>
    </style:style>
    <style:style style:name="P7" style:family="paragraph" style:parent-style-name="Text_20_body" style:list-style-name="L4">
      <style:text-properties officeooo:rsid="000d99bc" officeooo:paragraph-rsid="000d99bc" fo:background-color="#b4c7dc"/>
    </style:style>
    <style:style style:name="P8" style:family="paragraph" style:parent-style-name="Text_20_body" style:list-style-name="L4">
      <style:text-properties officeooo:rsid="000d99bc" officeooo:paragraph-rsid="0012300a" fo:background-color="#b4c7dc"/>
    </style:style>
    <style:style style:name="P9" style:family="paragraph" style:parent-style-name="Text_20_body" style:list-style-name="L5">
      <style:text-properties officeooo:paragraph-rsid="0012300a" fo:background-color="#b4c7dc"/>
    </style:style>
    <style:style style:name="P10" style:family="paragraph" style:parent-style-name="Text_20_body" style:list-style-name="L4">
      <style:text-properties officeooo:rsid="00136a44" officeooo:paragraph-rsid="00136a44" fo:background-color="#b4c7dc"/>
    </style:style>
    <style:style style:name="P11" style:family="paragraph" style:parent-style-name="Text_20_body" style:list-style-name="L4">
      <style:text-properties officeooo:paragraph-rsid="00136a44" fo:background-color="#b4c7dc"/>
    </style:style>
    <style:style style:name="P12" style:family="paragraph" style:parent-style-name="Text_20_body" style:list-style-name="L4">
      <style:text-properties officeooo:rsid="00154f5e" officeooo:paragraph-rsid="00154f5e" fo:background-color="#b4c7dc"/>
    </style:style>
    <style:style style:name="P13" style:family="paragraph" style:parent-style-name="Text_20_body" style:list-style-name="L4">
      <style:text-properties officeooo:rsid="00154f5e" officeooo:paragraph-rsid="0015bcbd" fo:background-color="#b4c7dc"/>
    </style:style>
    <style:style style:name="P14" style:family="paragraph" style:parent-style-name="Text_20_body" style:list-style-name="L6">
      <style:text-properties officeooo:rsid="0015bcbd" officeooo:paragraph-rsid="0015bcbd" fo:background-color="#b4c7dc"/>
    </style:style>
    <style:style style:name="P15" style:family="paragraph" style:parent-style-name="Text_20_body" style:list-style-name="L10">
      <style:text-properties officeooo:paragraph-rsid="0019777a"/>
    </style:style>
    <style:style style:name="P16" style:family="paragraph" style:parent-style-name="Text_20_body" style:list-style-name="L11">
      <style:text-properties officeooo:paragraph-rsid="001b0630"/>
    </style:style>
    <style:style style:name="P17" style:family="paragraph" style:parent-style-name="Text_20_body" style:list-style-name="L1">
      <style:paragraph-properties fo:margin-top="0cm" fo:margin-bottom="0cm" loext:contextual-spacing="false" fo:padding="0cm" fo:border="none"/>
      <style:text-properties officeooo:paragraph-rsid="000e1bf4"/>
    </style:style>
    <style:style style:name="P18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 fo:background-color="#b4c7dc"/>
    </style:style>
    <style:style style:name="P19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bf4"/>
    </style:style>
    <style:style style:name="T3" style:family="text">
      <style:text-properties officeooo:rsid="0010dc07"/>
    </style:style>
    <style:style style:name="T4" style:family="text">
      <style:text-properties officeooo:rsid="0012300a"/>
    </style:style>
    <style:style style:name="T5" style:family="text">
      <style:text-properties officeooo:rsid="00136a44"/>
    </style:style>
    <style:style style:name="T6" style:family="text">
      <style:text-properties officeooo:rsid="00154f5e"/>
    </style:style>
    <style:style style:name="T7" style:family="text">
      <style:text-properties loext:padding="0cm" loext:border="none"/>
    </style:style>
    <style:style style:name="T8" style:family="text">
      <style:text-properties officeooo:rsid="0015bcbd"/>
    </style:style>
    <style:style style:name="T9" style:family="text">
      <style:text-properties fo:background-color="#b4c7dc" loext:char-shading-value="0"/>
    </style:style>
    <style:style style:name="T10" style:family="text">
      <style:text-properties officeooo:rsid="0015bcbd" fo:background-color="#b4c7dc" loext:char-shading-value="0"/>
    </style:style>
    <style:style style:name="T11" style:family="text">
      <style:text-properties officeooo:rsid="0015bcbd" fo:background-color="#b4c7dc" loext:char-shading-value="0"/>
    </style:style>
    <style:style style:name="T12" style:family="text">
      <style:text-properties fo:background-color="#b4c7dc" loext:char-shading-value="0" loext:padding="0cm" loext:border="none"/>
    </style:style>
    <style:style style:name="T13" style:family="text">
      <style:text-properties fo:background-color="#b4c7dc" loext:char-shading-value="0" loext:padding="0cm" loext:border="none"/>
    </style:style>
    <style:style style:name="T14" style:family="text">
      <style:text-properties fo:background-color="#b4c7dc" loext:char-shading-value="0"/>
    </style:style>
    <style:style style:name="T15" style:family="text">
      <style:text-properties officeooo:rsid="00154f5e" fo:background-color="#b4c7dc" loext:char-shading-value="0"/>
    </style:style>
    <style:style style:name="T16" style:family="text">
      <style:text-properties officeooo:rsid="00154f5e" fo:background-color="#b4c7dc" loext:char-shading-value="0" loext:padding="0cm" loext:border="none"/>
    </style:style>
    <style:style style:name="T17" style:family="text">
      <style:text-properties officeooo:rsid="001977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:</text:p>
      <text:list xml:id="list4047354956" text:style-name="L1">
        <text:list-item>
          <text:p text:style-name="P17">Your main goal here is to have as little global code as possible. <text:span text:style-name="T1">Try tucking everything away inside of a module or factory</text:span>. </text:p>
        </text:list-item>
        <text:list-item>
          <text:p text:style-name="P17">Rule of thumb: if you only ever need ONE of something (gameBoard, displayController), use a module. If you need multiples of something (players!), create them with factories.</text:p>
        </text:list-item>
      </text:list>
      <text:list xml:id="list1403372999" text:style-name="L2">
        <text:list-item>
          <text:p text:style-name="P18">You’re going to store the gameboard as an array inside of a Gameboard object</text:p>
        </text:list-item>
        <text:list-item>
          <text:p text:style-name="P19">Your players are also going to be stored in objects</text:p>
        </text:list-item>
        <text:list-item>
          <text:p text:style-name="P19"><text:span text:style-name="T2">Y</text:span>ou’re probably going to want an object to control the flow of the game itself.</text:p>
        </text:list-item>
      </text:list>
      <text:p text:style-name="P2"/>
      <text:p text:style-name="P2"/>
      <text:p text:style-name="P3">My pseudocode:</text:p>
      <text:list xml:id="list4269354902" text:style-name="L3">
        <text:list-item>
          <text:p text:style-name="P5">Okay – this first step is a LOT. It’s whole projects in earlier stages. </text:p>
        </text:list-item>
        <text:list-item>
          <text:p text:style-name="P5">Don’t make the same mistake you made with the Library – start with pseudocode, and follow the steps one at a time. Don’t move from 1 until it’s perfect.</text:p>
          <text:p text:style-name="P4"/>
        </text:list-item>
      </text:list>
      <text:list xml:id="list1662752921" text:style-name="L4">
        <text:list-item>
          <text:p text:style-name="P7">Make a gameboard object <text:span text:style-name="T6">using a module</text:span></text:p>
        </text:list-item>
        <text:list-item>
          <text:p text:style-name="P8">Make an array inside of the gameboard object</text:p>
        </text:list-item>
      </text:list>
      <text:list xml:id="list1762086230" text:style-name="L5">
        <text:list-item>
          <text:list>
            <text:list-item>
              <text:p text:style-name="P9"><text:span text:style-name="T4">1 and 2</text:span><text:span text:style-name="T3"> likely just refers to a blank array inside of an object. Don’t overthink it </text:span><text:span text:style-name="T4">and try o add what you “think” a gameboard object will need</text:span><text:span text:style-name="T3">. </text:span><text:span text:style-name="T4">Doing the bare minimum in programming isn’t being lazy – it’s being efficient.</text:span></text:p>
            </text:list-item>
          </text:list>
        </text:list-item>
      </text:list>
      <text:list xml:id="list85727266700133" text:continue-list="list1662752921" text:style-name="L4">
        <text:list-item>
          <text:p text:style-name="P10">Store “player1” and player<text:span text:style-name="T6">2</text:span>” inside of objects</text:p>
          <text:list>
            <text:list-item>
              <text:p text:style-name="P11"><text:span text:style-name="T5">What are player1 and player2? They need to be objects with arrays stored inside of them too, </text:span><text:span text:style-name="T6">as they will hold score data</text:span><text:span text:style-name="T5">. </text:span></text:p>
            </text:list-item>
          </text:list>
        </text:list-item>
        <text:list-item>
          <text:p text:style-name="P12">Put all of this inside of a factory function – everything needs to be “tucked away inside of a module or factory”</text:p>
        </text:list-item>
        <text:list-item>
          <text:p text:style-name="P13">Set up HTML</text:p>
        </text:list-item>
      </text:list>
      <text:list xml:id="list3353836588" text:style-name="L6">
        <text:list-item>
          <text:list>
            <text:list-item>
              <text:p text:style-name="P14">Create basic DIVs to hold the gameboard data</text:p>
            </text:list-item>
          </text:list>
        </text:list-item>
      </text:list>
      <text:list xml:id="list85726381407477" text:continue-list="list85727266700133" text:style-name="L4">
        <text:list-item>
          <text:p text:style-name="P6"><text:span text:style-name="T11">W</text:span><text:span text:style-name="T15">rite a JavaScript function that will render the contents of the gameboard array to the webpage </text:span></text:p>
        </text:list-item>
      </text:list>
      <text:list xml:id="list2877217349" text:style-name="L11">
        <text:list-item>
          <text:list>
            <text:list-item>
              <text:p text:style-name="P16"><text:span text:style-name="T11">M</text:span><text:span text:style-name="T15">anually fill in the array with </text:span><text:span text:style-name="Source_20_Text"><text:span text:style-name="T16">"X"</text:span></text:span><text:span text:style-name="T15">s and </text:span><text:span text:style-name="Source_20_Text"><text:span text:style-name="T16">"O"</text:span></text:span><text:span text:style-name="T15">s </text:span><text:span text:style-name="T11">so you can test whether the data is being sent correctly</text:span></text:p>
            </text:list-item>
          </text:list>
        </text:list-item>
      </text:list>
      <text:list xml:id="list85727119009912" text:continue-list="list85726381407477" text:style-name="L4">
        <text:list-item>
          <text:p text:style-name="P6">Build the functions that allow players to add marks to a specific spot on the board</text:p>
        </text:list-item>
        <text:list-item>
          <text:p text:style-name="P6"><text:span text:style-name="T17">T</text:span>ie it to the DOM, letting players click on the gameboard to place their marker. </text:p>
        </text:list-item>
        <text:list-item>
          <text:p text:style-name="P6">Don’t forget the logic that keeps players from playing in spots that are already taken!</text:p>
        </text:list-item>
      </text:list>
      <text:list xml:id="list3574672323" text:style-name="L10">
        <text:list-item>
          <text:list>
            <text:list-item>
              <text:p text:style-name="P15">Think carefully about where each bit of logic should reside. </text:p>
            </text:list-item>
            <text:list-item>
              <text:p text:style-name="P15">Each little piece of functionality should be able to fit in the game, player or gameboard objects.. but take care to put them in “logical” places. </text:p>
            </text:list-item>
            <text:list-item>
              <text:p text:style-name="P15"><text:soft-page-break/>Spending a little time brainstorming here can make your life much easier later!</text:p>
            </text:list-item>
          </text:list>
        </text:list-item>
      </text:list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7T08:57:26.128606309</dc:date>
    <meta:editing-duration>PT2H34M58S</meta:editing-duration>
    <meta:editing-cycles>9</meta:editing-cycles>
    <meta:document-statistic meta:table-count="0" meta:image-count="0" meta:object-count="0" meta:page-count="2" meta:paragraph-count="27" meta:word-count="406" meta:character-count="2173" meta:non-whitespace-character-count="1803"/>
  </office:meta>
</office:document-meta>
</file>